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 style:list-style-name="L1">
      <style:text-properties officeooo:rsid="0007a1fd" officeooo:paragraph-rsid="0007a1fd"/>
    </style:style>
    <style:style style:name="P2" style:family="paragraph" style:parent-style-name="Standard">
      <style:text-properties officeooo:rsid="0007a1fd" officeooo:paragraph-rsid="0007a1fd"/>
    </style:style>
    <style:style style:name="P3" style:family="paragraph" style:parent-style-name="Standard" style:list-style-name="L1">
      <style:text-properties officeooo:rsid="0007a1fd" officeooo:paragraph-rsid="0007a1fd"/>
    </style:style>
    <style:style style:name="P4" style:family="paragraph" style:parent-style-name="Standard" style:list-style-name="L1">
      <style:text-properties officeooo:paragraph-rsid="0007a1fd"/>
    </style:style>
    <style:style style:name="P5" style:family="paragraph" style:parent-style-name="Standard">
      <style:text-properties officeooo:paragraph-rsid="0007a1fd"/>
    </style:style>
    <style:style style:name="T1" style:family="text">
      <style:text-properties officeooo:rsid="0007a1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45687642" text:style-name="L1">
        <text:list-item>
          <text:p text:style-name="P4"><text:span text:style-name="T1">Download Raspberry Pi Imager for Windows</text:span></text:p>
          <text:list>
            <text:list-item>
              <text:p text:style-name="P4">https://www.raspberrypi.org/downloads/</text:p>
            </text:list-item>
          </text:list>
        </text:list-item>
        <text:list-item>
          <text:p text:style-name="P3">Install Imager on Windows machine</text:p>
        </text:list-item>
        <text:list-item>
          <text:p text:style-name="P3">Run Imager and write selected OS to SD card</text:p>
        </text:list-item>
        <text:list-item>
          <text:p text:style-name="P3">Insert SD card and boot Pi</text:p>
          <text:list>
            <text:list-item>
              <text:list>
                <text:list-item>
                  <text:list>
                    <text:list-item>
                      <text:h text:style-name="P1" text:outline-level="4">Login - username: pi, password: raspber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3"/>
        </text:list-item>
      </text:list>
      <text:p text:style-name="P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1T16:01:25.267000000</meta:creation-date>
    <dc:date>2020-07-11T16:07:09.986000000</dc:date>
    <meta:editing-duration>PT5M44S</meta:editing-duration>
    <meta:editing-cycles>1</meta:editing-cycles>
    <meta:document-statistic meta:table-count="0" meta:image-count="0" meta:object-count="0" meta:page-count="1" meta:paragraph-count="7" meta:word-count="40" meta:character-count="228" meta:non-whitespace-character-count="201"/>
    <meta:generator>LibreOffice/6.3.6.2$Windows_X86_64 LibreOffice_project/2196df99b074d8a661f4036fca8fa0cbfa33a497</meta:generator>
  </office:meta>
</office:document-meta>
</file>